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c9cf" officeooo:paragraph-rsid="0007c9c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7c9c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9a6a8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b393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2pt" officeooo:rsid="0009a6a8" officeooo:paragraph-rsid="0009a6a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7c9cf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b3934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7c9cf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9a6a8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b3934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 fo:font-size="12pt" fo:font-style="normal" fo:font-weight="bold" officeooo:rsid="0007c9cf" officeooo:paragraph-rsid="0007c9c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 Narrow"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7c9cf" officeooo:paragraph-rsid="0007c9cf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9a6a8" officeooo:paragraph-rsid="0009a6a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 Narrow" fo:font-size="12pt" officeooo:rsid="0011e19d" officeooo:paragraph-rsid="0011e19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 Narrow" fo:font-size="12pt" officeooo:rsid="001484dc" officeooo:paragraph-rsid="001484d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 Narrow" fo:font-size="12pt" officeooo:rsid="00177a40" officeooo:paragraph-rsid="00177a40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11e19d" officeooo:paragraph-rsid="0011e19d" style:font-size-asian="10.5pt" style:font-style-asian="italic" style:font-size-complex="12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1e19d" officeooo:paragraph-rsid="0011e19d" style:font-size-asian="10.5pt" style:font-style-asian="normal" style:font-size-complex="12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28a82" officeooo:paragraph-rsid="00128a82" style:font-size-asian="10.5pt" style:font-style-asian="normal" style:font-size-complex="12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677d0" officeooo:paragraph-rsid="001677d0" style:font-size-asian="10.5pt" style:font-style-asian="normal" style:font-size-complex="12pt" style:font-style-complex="normal"/>
    </style:style>
    <style:style style:name="T1" style:family="text">
      <style:text-properties style:font-size-asian="12pt"/>
    </style:style>
    <style:style style:name="T2" style:family="text">
      <style:text-properties officeooo:rsid="0008f18a"/>
    </style:style>
    <style:style style:name="T3" style:family="text">
      <style:text-properties officeooo:rsid="0009a6a8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capitulatif Course Formule 1</text:p>
      <text:p text:style-name="P1"/>
      <text:p text:style-name="P2">2<text:span text:style-name="T1">0 voitures [7, 99, 5, 16, 8, 20, 4, 55, 10, 26, 44, 77, 11, 18, 23, 33, 3, 27, 63, 88]</text:span></text:p>
      <text:p text:style-name="P17">1 circuit = 3 secteurs </text:p>
      <text:p text:style-name="P17">Stand = Secteur 3 </text:p>
      <text:p text:style-name="P17"/>
      <text:p text:style-name="P17">PLANNING </text:p>
      <text:p text:style-name="P1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Séances d’essais </text:p>
          </table:table-cell>
          <table:table-cell table:style-name="Table1.A1" office:value-type="string">
            <text:p text:style-name="P13">A faire </text:p>
          </table:table-cell>
          <table:table-cell table:style-name="Table1.C1" office:value-type="string">
            <text:p text:style-name="P13">CheckList</text:p>
          </table:table-cell>
        </table:table-row>
        <table:table-row>
          <table:table-cell table:style-name="Table1.A2" office:value-type="string">
            <text:p text:style-name="P4">1er séance P1 (1h30) </text:p>
          </table:table-cell>
          <table:table-cell table:style-name="Table1.A2" office:value-type="string">
            <text:p text:style-name="P4">Relever le temps dans les 3 secteurs à chaque passage pour chaque voitures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4">2e séance P2 (1h30)</text:p>
          </table:table-cell>
          <table:table-cell table:style-name="Table1.A2" office:value-type="string">
            <text:p text:style-name="P4">Toujours savoir qui a le meilleur temps dans chacun des secteurs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4">3e séance P3 (1h)</text:p>
          </table:table-cell>
          <table:table-cell table:style-name="Table1.A2" office:value-type="string">
            <text:p text:style-name="P4">Classer les voitures en fonction du tour complet le plus rapide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aux stands (P)</text:p>
          </table:table-cell>
          <table:table-cell table:style-name="Table1.C2" office:value-type="string">
            <text:p text:style-name="P22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out (abandon) </text:p>
          </table:table-cell>
          <table:table-cell table:style-name="Table1.C2" office:value-type="string">
            <text:p text:style-name="P22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1.C2" office:value-type="string">
            <text:p text:style-name="P22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Conserver le classement final à la fin de la séance </text:p>
          </table:table-cell>
          <table:table-cell table:style-name="Table1.C2" office:value-type="string">
            <text:p text:style-name="P23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3">Changer la duree d’affichage du tableau (trop court)</text:p>
          </table:table-cell>
          <table:table-cell table:style-name="Table1.C2" office:value-type="string">
            <text:p text:style-name="P25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3">N°d’ordre des prinf (n° dans le désordre)</text:p>
          </table:table-cell>
          <table:table-cell table:style-name="Table1.C2" office:value-type="string">
            <text:p text:style-name="P24">A faire 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Qualifications </text:p>
          </table:table-cell>
          <table:table-cell table:style-name="Table2.A1" office:value-type="string">
            <text:p text:style-name="P15">A faire </text:p>
          </table:table-cell>
          <table:table-cell table:style-name="Table2.C1" office:value-type="string">
            <text:p text:style-name="P15">CheckList</text:p>
          </table:table-cell>
        </table:table-row>
        <table:table-row>
          <table:table-cell table:style-name="Table2.A2" office:value-type="string">
            <text:p text:style-name="P4">Q1 = 18min </text:p>
            <text:p text:style-name="P4">5 éliminé =&gt; 16 à 20 sur la grille de départ</text:p>
          </table:table-cell>
          <table:table-cell table:style-name="Table2.A2" office:value-type="string">
            <text:p text:style-name="P5">Relever le temps dans les 3 secteurs à chaque passage pour chaque voitures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4">Q2 = 15 min</text:p>
            <text:p text:style-name="P4">5 éliminé =&gt; 11 à 15 sur la grille de départ </text:p>
          </table:table-cell>
          <table:table-cell table:style-name="Table2.A2" office:value-type="string">
            <text:p text:style-name="P4">Toujours savoir qui a le meilleur temps dans chacun des secteurs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4">Q3 = 12 min </text:p>
            <text:p text:style-name="P4">0 éliminé =&gt; <text:span text:style-name="T2">1 à 10 sur la grille de départ </text:span></text:p>
          </table:table-cell>
          <table:table-cell table:style-name="Table2.A2" office:value-type="string">
            <text:p text:style-name="P5">Classer les voitures en fonction du tour complet le plus rapide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aux stands (P)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out (abandon)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>Conserver le classement final à la fin de<text:span text:style-name="T3">s 3</text:span> séance<text:span text:style-name="T3">s </text:span>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Etablir la grille de départ pour la course Finale </text:p>
          </table:table-cell>
          <table:table-cell table:style-name="Table2.C2" office:value-type="string">
            <text:p text:style-name="P21">ok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Course</text:p>
          </table:table-cell>
          <table:table-cell table:style-name="Table3.A1" office:value-type="string">
            <text:p text:style-name="P16">A faire </text:p>
          </table:table-cell>
          <table:table-cell table:style-name="Table3.C1" office:value-type="string">
            <text:p text:style-name="P14">CheckList 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1er classement est celui sur la grille de départ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classement doit se maintenir a jour. </text:p>
            <text:p text:style-name="P3">Gérer les dépassements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Relever le temps dans les 3 secteurs à chaque passage pour chaque voiture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Toujours savoir qui a le meilleur temps dans chacun des secteurs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Toujours savoir qui a le tour le plus rapid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9">Savoir si une voiture est out (abandon) </text:p>
            <text:p text:style-name="P12">Elle sera classée en fin de classsement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8">Savoir si une voiture est aux stands (P)</text:p>
            <text:p text:style-name="P10">Gérer le temps aux stands et replacer la voiture à sa place dans la course </text:p>
            <text:p text:style-name="P10">Généralement 2/3 arrets par course par voitur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0">Conserver le classement final </text:p>
            <text:p text:style-name="P10">Conserver le tour le plus rapide </text:p>
          </table:table-cell>
          <table:table-cell table:style-name="Table3.C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4">Problèmes : les temps sont identiques pour chaque voitures </text:p>
          </table:table-cell>
          <table:table-cell table:style-name="Table3.C2" office:value-type="string">
            <text:p text:style-name="P3"/>
          </table:table-cell>
        </table:table-row>
      </table:table>
      <text:p text:style-name="P17"/>
      <text:p text:style-name="P1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Autre </text:p>
          </table:table-cell>
          <table:table-cell table:style-name="Table4.A1" office:value-type="string">
            <text:p text:style-name="P14">A faire </text:p>
          </table:table-cell>
          <table:table-cell table:style-name="Table4.C1" office:value-type="string">
            <text:p text:style-name="P3"><text:s/><text:span text:style-name="T4">CheckList </text:span></text:p>
          </table:table-cell>
        </table:table-row>
        <table:table-row>
          <table:table-cell table:style-name="Table4.A2" office:value-type="string">
            <text:p text:style-name="P3">Paramétrer le programme </text:p>
          </table:table-cell>
          <table:table-cell table:style-name="Table4.A2" office:value-type="string">
            <text:p text:style-name="P3">Longueur du circuit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Nombre de tour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a mémoire partagée</text:span> comme moyen de communication inter-processus</text:p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es sémaphores</text:span> pour synchroniser l’accès à la mémoire partagée </text:p>
          </table:table-cell>
          <table:table-cell table:style-name="Table4.C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5:25:34.312189405</meta:creation-date>
    <dc:date>2020-08-31T18:14:04.014690646</dc:date>
    <meta:editing-duration>PT1H15M45S</meta:editing-duration>
    <meta:editing-cycles>9</meta:editing-cycles>
    <meta:generator>LibreOffice/6.0.7.3$Linux_X86_64 LibreOffice_project/00m0$Build-3</meta:generator>
    <meta:document-statistic meta:table-count="4" meta:image-count="0" meta:object-count="0" meta:page-count="3" meta:paragraph-count="79" meta:word-count="445" meta:character-count="2406" meta:non-whitespace-character-count="2000"/>
  </office:meta>
</office:document-meta>
</file>